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3.752cm" fo:line-height="115%" fo:text-align="justify" style:justify-single-word="false" fo:text-indent="0cm" style:auto-text-indent="false"/>
      <style:text-properties style:font-name="Times New Roman" officeooo:paragraph-rsid="000af660"/>
    </style:style>
    <style:style style:name="P2" style:family="paragraph" style:parent-style-name="Text_20_body">
      <style:paragraph-properties fo:margin-left="3.752cm" fo:text-align="justify" style:justify-single-word="false" fo:text-indent="0cm" style:auto-text-indent="false"/>
      <style:text-properties style:font-name="DejaVu Serif" fo:font-weight="bold" style:font-weight-asian="bold" style:font-weight-complex="bold"/>
    </style:style>
    <style:style style:name="P3" style:family="paragraph" style:parent-style-name="Text_20_body">
      <style:paragraph-properties fo:margin-left="3.752cm" fo:text-align="justify" style:justify-single-word="false" fo:text-indent="0cm" style:auto-text-indent="false"/>
      <style:text-properties style:font-name="Times New Roman"/>
    </style:style>
    <style:style style:name="P4" style:family="paragraph" style:parent-style-name="Standard">
      <style:paragraph-properties fo:margin-left="3.752cm" fo:line-height="115%" fo:text-align="justify" style:justify-single-word="false" fo:text-indent="0cm" style:auto-text-indent="false"/>
      <style:text-properties style:font-name="DejaVu Serif" fo:font-weight="bold" officeooo:paragraph-rsid="000af660" style:font-weight-asian="bold" style:font-weight-complex="bold"/>
    </style:style>
    <style:style style:name="T1" style:family="text">
      <style:text-properties style:font-name="DejaVu Serif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ONTRACTE DE COMPRAVENDA</text:span></text:span></text:p>
      <text:p text:style-name="P2">A Maó, a 1 de novembre de 2025.</text:p>
      <text:p text:style-name="P3"><text:span text:style-name="T1">Reunits:<text:line-break/>D’una banda, </text:span><text:span text:style-name="Strong_20_Emphasis"><text:span text:style-name="T1">Joan Sintes Coll</text:span></text:span><text:span text:style-name="T1">, major d’edat, amb DNI 12345678A, domiciliat al C/ Ses Moreres, 12 de Maó.<text:line-break/>I d’altra banda, </text:span><text:span text:style-name="Strong_20_Emphasis"><text:span text:style-name="T1">Maria Pons Marquès</text:span></text:span><text:span text:style-name="T1">, major d’edat, amb DNI 87654321B, domiciliada al C/ Anuncivay, 7 de Maó.</text:span></text:p>
      <text:p text:style-name="P3"><text:span text:style-name="T1">Ambdues parts </text:span><text:span text:style-name="Strong_20_Emphasis"><text:span text:style-name="T1">ACORDEN</text:span></text:span><text:span text:style-name="T1"> la compravenda de l’habitatge situat al carrer </text:span><text:span text:style-name="Strong_20_Emphasis"><text:span text:style-name="T1">Sant Lluís, número 10, Maó</text:span></text:span><text:span text:style-name="T1">, per un preu total de </text:span><text:span text:style-name="Strong_20_Emphasis"><text:span text:style-name="T1">180.000 €</text:span></text:span><text:span text:style-name="T1">, que el comprador abonarà en el moment de la signatura davant notari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1T12:26:00.733597962</meta:creation-date>
    <dc:date>2025-11-01T12:27:37.152563257</dc:date>
    <meta:editing-duration>PT1M38S</meta:editing-duration>
    <meta:editing-cycles>1</meta:editing-cycles>
    <meta:document-statistic meta:table-count="0" meta:image-count="0" meta:object-count="0" meta:page-count="1" meta:paragraph-count="4" meta:word-count="82" meta:character-count="474" meta:non-whitespace-character-count="396"/>
    <meta:generator>LibreOffice/25.2.6.2$Linux_X86_64 LibreOffice_project/520$Build-2</meta:generator>
  </office:meta>
</office:document-meta>
</file>